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tatus Code</text:p>
          </table:table-cell>
          <table:table-cell office:value-type="string" table:style-name="ce2">
            <text:p>Status 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Activ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Inactiv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Resolv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Relaps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Remitted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2:43:39Z</meta:creation-date>
    <dc:date>2020-04-29T09:34:17Z</dc:date>
    <meta:user-defined meta:name="WorkbookGuid">5b644264-bc30-479b-91cf-64557c607a57</meta:user-defined>
    <meta:user-defined meta:name="ConnectionInfosStorage">WorkbookXmlParts</meta:user-defined>
  </office:meta>
</office:document-meta>
</file>